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c6a3e" officeooo:paragraph-rsid="000c6a3e"/>
    </style:style>
    <style:style style:name="P2" style:family="paragraph" style:parent-style-name="Standard">
      <style:text-properties officeooo:rsid="000c97ab" officeooo:paragraph-rsid="000c97ab"/>
    </style:style>
    <style:style style:name="P3" style:family="paragraph" style:parent-style-name="Standard">
      <style:text-properties officeooo:rsid="000d2040" officeooo:paragraph-rsid="000d2040"/>
    </style:style>
    <style:style style:name="P4" style:family="paragraph" style:parent-style-name="Standard">
      <style:text-properties officeooo:rsid="000ed5d7" officeooo:paragraph-rsid="000ed5d7"/>
    </style:style>
    <style:style style:name="P5" style:family="paragraph" style:parent-style-name="Standard">
      <style:text-properties officeooo:rsid="001029a1" officeooo:paragraph-rsid="001029a1"/>
    </style:style>
    <style:style style:name="P6" style:family="paragraph" style:parent-style-name="Standard">
      <style:text-properties officeooo:rsid="001109ed" officeooo:paragraph-rsid="001109ed"/>
    </style:style>
    <style:style style:name="P7" style:family="paragraph" style:parent-style-name="Standard">
      <style:text-properties officeooo:rsid="0012ed90" officeooo:paragraph-rsid="0012ed90"/>
    </style:style>
    <style:style style:name="P8" style:family="paragraph" style:parent-style-name="Standard">
      <style:text-properties officeooo:rsid="0013b6a5" officeooo:paragraph-rsid="0013b6a5"/>
    </style:style>
    <style:style style:name="T1" style:family="text">
      <style:text-properties officeooo:rsid="000c97ab"/>
    </style:style>
    <style:style style:name="T2" style:family="text">
      <style:text-properties style:text-position="super 58%"/>
    </style:style>
    <style:style style:name="T3" style:family="text">
      <style:text-properties officeooo:rsid="0013b6a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èle OSI (pour rappel)</text:p>
      <text:p text:style-name="P1"/>
      <text:p text:style-name="P1">-physique</text:p>
      <text:p text:style-name="P1">-liaison</text:p>
      <text:p text:style-name="P1">-réseau</text:p>
      <text:p text:style-name="P1">-transport</text:p>
      <text:p text:style-name="P1">-session</text:p>
      <text:p text:style-name="P1">-présentation</text:p>
      <text:p text:style-name="P1">-aplication</text:p>
      <text:p text:style-name="P1"/>
      <text:p text:style-name="P1"/>
      <text:p text:style-name="P1">couche physique:On traite du binaire.</text:p>
      <text:p text:style-name="P1">Couche liaison : formater les trames ethernet référencé IEEE 802.3 . Format d’une trame :</text:p>
      <text:p text:style-name="P1"/>
      <text:p text:style-name="P1"><text:a xlink:type="simple" xlink:href="mailto:P+D%7C@mac" text:style-name="Internet_20_link" text:visited-style-name="Visited_20_Internet_20_Link">P+D |@mac</text:a> <text:a xlink:type="simple" xlink:href="mailto:destination%7C@mac" text:style-name="Internet_20_link" text:visited-style-name="Visited_20_Internet_20_Link">destination|@mac</text:a> source|type|data|crc|</text:p>
      <text:p text:style-name="P1">7+1<text:tab/>6 oct<text:tab/><text:tab/><text:tab/>6 oct<text:tab/> <text:s text:c="3"/>2<text:tab/><text:span text:style-name="T1">4</text:span></text:p>
      <text:p text:style-name="P1">oct<text:tab/><text:tab/><text:tab/><text:tab/><text:tab/> <text:s text:c="2"/>oct<text:tab/><text:span text:style-name="T1">oct</text:span></text:p>
      <text:p text:style-name="P1"/>
      <text:p text:style-name="P2">0800 : code type pour signaler que on utiliser le protocole TCP/IP</text:p>
      <text:p text:style-name="P2"/>
      <text:p text:style-name="P2">couche réseau : datagramme IP (par exemple)</text:p>
      <text:p text:style-name="P2">couche transport : Datagramme TCP UDP</text:p>
      <text:p text:style-name="P2"/>
      <text:p text:style-name="P2"/>
      <text:p text:style-name="P3">Image d’un datagramme IP</text:p>
      <text:p text:style-name="P3"/>
      <text:p text:style-name="P3">Image d’un datagramme TCP</text:p>
      <text:p text:style-name="P3"/>
      <text:p text:style-name="P4"><text:tab/><text:tab/>Établissement de connexion.</text:p>
      <text:p text:style-name="P4"/>
      <text:p text:style-name="P4">1<text:span text:style-name="T2">er</text:span> étape : Le client envoi une demande de synchro avec un numéro de séquence codé sur 32 bits.le flag syn est levé. Il s’agit de la demande de synchro. Le client attend la réponse.</text:p>
      <text:p text:style-name="P4"/>
      <text:p text:style-name="P4">2er étape : Le srv renvoi à un réponse, sous forme d’un drapeau ack pour signaler que il a bien récu la demande. Le numéro de séquence augmente de 1, et rajoute un flag de seq équivalent à y pour demandé un synchro avec le client. </text:p>
      <text:p text:style-name="P4"/>
      <text:p text:style-name="P5">Le srv renvoi un numéro d’acquitement égal au numéro de séquence +1.Les flag syn et ack sont levé.</text:p>
      <text:p text:style-name="P5"/>
      <text:p text:style-name="P5"/>
      <text:p text:style-name="P6">Addresse Privé :</text:p>
      <text:p text:style-name="P6"/>
      <text:p text:style-name="P6">10.0.0.0/8</text:p>
      <text:p text:style-name="P6">172.16.0.8/12</text:p>
      <text:p text:style-name="P6">192.168.0.0/16</text:p>
      <text:p text:style-name="P6"/>
      <text:p text:style-name="P6"/>
      <text:p text:style-name="P7">SNAT :</text:p>
      <text:p text:style-name="P7"/>
      <text:p text:style-name="P7">-SourceNAT</text:p>
      <text:p text:style-name="P7"/>
      <text:p text:style-name="P7"><text:soft-page-break/></text:p>
      <text:p text:style-name="P8">Exemple de Table Nat de source Nat:</text:p>
      <text:p text:style-name="P8"/>
      <text:p text:style-name="P8">192.168.0.1:1050|8.4.2.1:80|80.10.10.1:1053|8.4.2.1:80</text:p>
      <text:p text:style-name="P8">192.168.0.2:1050|8.4.2.1:80|80.10.10.1:1054|8.4.2.1:80</text:p>
      <text:p text:style-name="P8"/>
      <text:p text:style-name="P8">DNAT</text:p>
      <text:p text:style-name="P4"/>
      <text:p text:style-name="P4">-<text:span text:style-name="T3">Destination Nat</text:span></text:p>
      <text:p text:style-name="P4"/>
      <text:p text:style-name="P8">C’est de interne vers l’interne.</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1T08:10:36.596200066</meta:creation-date>
    <dc:date>2018-06-11T13:10:41.891212420</dc:date>
    <meta:editing-duration>PT1H35M18S</meta:editing-duration>
    <meta:editing-cycles>1</meta:editing-cycles>
    <meta:document-statistic meta:table-count="0" meta:image-count="0" meta:object-count="0" meta:page-count="2" meta:paragraph-count="34" meta:word-count="206" meta:character-count="1305" meta:non-whitespace-character-count="1117"/>
    <meta:generator>LibreOffice/5.1.6.2$Linux_X86_64 LibreOffice_project/10m0$Build-2</meta:generator>
  </office:meta>
</office:document-meta>
</file>